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20pt" fo:language="es" fo:country="MX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Verdana" fo:language="es" fo:country="MX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20pt" fo:language="es" fo:country="MX" style:font-size-asian="20pt" style:font-size-complex="20pt"/>
    </style:style>
    <style:style style:name="T1" style:family="text">
      <style:text-properties officeooo:rsid="001eff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l espejo</text:p>
      <text:p text:style-name="P1"/>
      <text:p text:style-name="P2">Con el viento en la cabeza</text:p>
      <text:p text:style-name="P2">y una lágrima en el corazón.</text:p>
      <text:p text:style-name="P2"/>
      <text:p text:style-name="P2">Una niebla <text:span text:style-name="T1">espesa</text:span></text:p>
      <text:p text:style-name="P2">obscurece mi mente sin una razón.</text:p>
      <text:p text:style-name="P2"/>
      <text:p text:style-name="P2">Llego caminando a un espejo</text:p>
      <text:p text:style-name="P2">donde veo como soy.</text:p>
      <text:p text:style-name="P2"/>
      <text:p text:style-name="P2">Quisiera yo ser así como me veo ahí.</text:p>
      <text:p text:style-name="P2"/>
      <text:p text:style-name="P2">Quisiera ver más claro,</text:p>
      <text:p text:style-name="P2">que me extendieran la mano</text:p>
      <text:p text:style-name="P2">y caminar hacia el sol.</text:p>
      <text:p text:style-name="P2"/>
      <text:p text:style-name="P2">En un sueño vacío</text:p>
      <text:p text:style-name="P2">sigo siendo el mismo,</text:p>
      <text:p text:style-name="P2">pero así no soy yo.</text:p>
      <text:p text:style-name="P2"/>
      <text:p text:style-name="P2">Si alguien me pasa</text:p>
      <text:p text:style-name="P2">me siento muy infelíz.</text:p>
      <text:p text:style-name="P2"/>
      <text:p text:style-name="P2">La vida es escaza</text:p>
      <text:p text:style-name="P2">y por eso tengo que llegar al fin.</text:p>
      <text:p text:style-name="P2"/>
      <text:p text:style-name="P2">Sigo caminando a ningún lado</text:p>
      <text:p text:style-name="P2">ya no sé ni a donde voy.</text:p>
      <text:p text:style-name="P2"/>
      <text:p text:style-name="P2">Mis pies están cansados, pero debo de seguir.</text:p>
      <text:p text:style-name="P2"/>
      <text:p text:style-name="P2">Mi vida es muy amarga</text:p>
      <text:p text:style-name="P2">y mi tiempo se acaba,</text:p>
      <text:p text:style-name="P2">tengo que sobresalir.</text:p>
      <text:p text:style-name="P2"/>
      <text:p text:style-name="P2">Ya no puedo estar solo</text:p>
      <text:p text:style-name="P2">tengo que, de algún modo,</text:p>
      <text:p text:style-name="P2">escaparme de aquí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Aria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9.53mm" fo:margin-bottom="25.4mm" fo:margin-left="9.53mm" fo:margin-right="9.98mm" style:writing-mode="lr-tb" style:layout-grid-color="#c0c0c0" style:layout-grid-lines="41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>El espejo</dc:title>
    <meta:initial-creator>Renich Bon Ciric</meta:initial-creator>
    <meta:creation-date>2005-02-14T15:54:00</meta:creation-date>
    <dc:creator>Renich Bon Ciric</dc:creator>
    <dc:date>2013-01-21T03:35:43</dc:date>
    <meta:editing-cycles>2</meta:editing-cycles>
    <meta:editing-duration>PT3M</meta:editing-duration>
    <meta:document-statistic meta:table-count="0" meta:image-count="0" meta:object-count="0" meta:page-count="1" meta:paragraph-count="27" meta:word-count="133" meta:character-count="640" meta:non-whitespace-character-count="534"/>
    <meta:user-defined meta:name="Info 1"/>
    <meta:user-defined meta:name="Info 2"/>
    <meta:user-defined meta:name="Info 3"/>
    <meta:user-defined meta:name="Info 4"/>
  </office:meta>
</office:document-meta>
</file>